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nux Biolinum" svg:font-family="'Linux Biolinum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5.543cm" fo:min-width="12.019cm" fo:padding-top="0.143cm" fo:padding-bottom="0.143cm" fo:padding-left="0.268cm" fo:padding-right="0.268cm" draw:shadow="visible" draw:shadow-offset-x="0.141cm" draw:shadow-offset-y="0.141cm" draw:shadow-color="#000000"/>
    </style:style>
    <style:style style:name="gr2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6.216cm" fo:min-width="12.019cm" fo:padding-top="0.143cm" fo:padding-bottom="0.143cm" fo:padding-left="0.268cm" fo:padding-right="0.268cm" draw:shadow="visible" draw:shadow-offset-x="0.141cm" draw:shadow-offset-y="0.141cm" draw:shadow-color="#000000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="" draw:marker-start-width="0.358cm" draw:marker-end="Arrow" draw:marker-end-width="0.458cm" svg:stroke-opacity="100%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05cm" fo:min-width="117.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05cm" fo:min-width="5.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786cm" fo:padding-top="0.142cm" fo:padding-bottom="0.142cm" fo:padding-left="0.267cm" fo:padding-right="0.267cm" draw:shadow="visibl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886cm" fo:padding-top="0.142cm" fo:padding-bottom="0.142cm" fo:padding-left="0.267cm" fo:padding-right="0.267cm" draw:shadow="visible" draw:shadow-opacity="100%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686cm" fo:padding-top="0.142cm" fo:padding-bottom="0.142cm" fo:padding-left="0.267cm" fo:padding-right="0.267cm" draw:shadow="visibl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586cm" fo:padding-top="0.142cm" fo:padding-bottom="0.142cm" fo:padding-left="0.267cm" fo:padding-right="0.267cm" draw:shadow="visib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5.4cm"/>
    </style:style>
    <style:style style:name="gr12" style:family="graphic" style:parent-style-name="objectwithoutfill">
      <style:graphic-properties draw:stroke="solid" draw:stroke-dash="Line_20_with_20_Fine_20_Dots" svg:stroke-width="0.106cm" svg:stroke-color="#000000" draw:marker-start="CF_20_Many" draw:marker-start-width="1.5cm" draw:marker-end="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0.386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886cm" fo:padding-top="0.142cm" fo:padding-bottom="0.142cm" fo:padding-left="0.267cm" fo:padding-right="0.267cm" draw:shadow="visibl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936cm" fo:min-width="16.486cm" fo:padding-top="0.142cm" fo:padding-bottom="0.142cm" fo:padding-left="0.267cm" fo:padding-right="0.267cm" draw:shadow="visib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069cm"/>
    </style:style>
    <style:style style:name="gr17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2.393cm"/>
    </style:style>
    <style:style style:name="gr19" style:family="graphic" style:parent-style-name="objectwithoutfill">
      <style:graphic-properties draw:stroke="dash" draw:stroke-dash="Dashed_20__28_var_29_" svg:stroke-width="0.106cm" svg:stroke-color="#000000" draw:marker-start="CF_20_Many" draw:marker-start-width="1.5cm" draw:marker-end="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0000" draw:marker-start="CF_20_Many" draw:marker-start-width="1.5cm" draw:marker-end="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3.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3.394cm" fo:min-width="13.02cm"/>
    </style:style>
    <style:style style:name="gr23" style:family="graphic" style:parent-style-name="objectwithoutfill">
      <style:graphic-properties svg:stroke-width="0.106cm" svg:stroke-color="#000000" draw:marker-start-width="0.359cm" draw:marker-end="CF_20_Many" draw:marker-end-width="1.5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3.45cm" fo:min-width="14.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3.45cm" fo:min-width="13.6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5.065cm" fo:min-width="5.4cm"/>
    </style:style>
    <style:style style:name="gr27" style:family="graphic" style:parent-style-name="standard">
      <style:graphic-properties draw:stroke="dash" draw:stroke-dash="Dashed_20__28_var_29_" svg:stroke-width="0.106cm" svg:stroke-color="#000000" draw:marker-start="CF_20_Many" draw:marker-start-width="1.5cm" draw:marker-end-width="0.359cm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dash" draw:stroke-dash="Dashed_20__28_var_29_"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dash" draw:stroke-dash="Dashed_20__28_var_29_" svg:stroke-color="#000000" draw:marker-start="CF_20_Many" draw:marker-start-width="1.5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3.45cm" fo:min-width="12.4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3.45cm" fo:min-width="18.5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8.856cm" fo:min-width="5.4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9.95cm" fo:min-width="9.6cm"/>
    </style:style>
    <style:style style:name="gr34" style:family="graphic" style:parent-style-name="standard">
      <style:graphic-properties draw:stroke="none" svg:stroke-color="#000000" draw:fill="none" draw:fill-color="#ffffff" fo:min-height="1.576cm"/>
    </style:style>
    <style:style style:name="gr35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vertical-align="middle" fo:min-height="3.151cm"/>
    </style:style>
    <style:style style:name="gr37" style:family="graphic" style:parent-style-name="standard">
      <style:graphic-properties draw:stroke="none" svg:stroke-color="#000000" draw:fill="none" draw:fill-color="#ffffff" draw:textarea-vertical-align="middle" fo:min-height="2.45cm"/>
    </style:style>
    <style:style style:name="gr3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dash" draw:stroke-dash="Dashed_20__28_var_29_"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draw:stroke="dash" draw:stroke-dash="Dashed_20__28_var_29_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draw:stroke="dash" draw:stroke-dash="Dashed_20__28_var_29_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1.95cm" fo:min-width="18.2cm" draw:shadow="visibl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2cm" draw:shadow="hidden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12.5cm" draw:shadow="hidden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3.8cm" draw:shadow="visible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7.8cm" draw:shadow="visible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objectwithoutfill">
      <style:graphic-properties svg:stroke-width="0.053cm" svg:stroke-color="#000000" draw:marker-start-width="0.58cm" draw:marker-end="Arrow" draw:marker-end-width="0.5cm" draw:fill="none" draw:textarea-vertical-align="middle" fo:padding-top="0.152cm" fo:padding-bottom="0.152cm" fo:padding-left="0.277cm" fo:padding-right="0.277cm"/>
    </style:style>
    <style:style style:name="gr49" style:family="graphic" style:parent-style-name="standard">
      <style:graphic-properties draw:stroke="none" svg:stroke-color="#000000" draw:fill="none" draw:fill-color="#ffffff" fo:min-height="3.75cm"/>
    </style:style>
    <style:style style:name="gr50" style:family="graphic" style:parent-style-name="objectwithoutfill">
      <style:graphic-properties svg:stroke-width="0.053cm" svg:stroke-color="#000000" draw:marker-start="Arrow" draw:marker-start-width="0.5cm" draw:marker-end="" draw:marker-end-width="0.5cm" draw:fill="none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svg:stroke-color="#000000" draw:marker-start-width="0.279cm" draw:marker-end="Arrow" draw:marker-end-width="0.5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000000" draw:fill="none" draw:fill-color="#ffffff" fo:min-height="2.65cm"/>
    </style:style>
    <style:style style:name="gr53" style:family="graphic" style:parent-style-name="objectwithoutfill">
      <style:graphic-properties svg:stroke-width="0.053cm" svg:stroke-color="#000000" draw:marker-start="Arrow" draw:marker-start-width="0.5cm" draw:marker-end="" draw:marker-end-width="0.379cm" draw:fill="none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svg:stroke-width="0.053cm" svg:stroke-color="#000000" draw:marker-start-width="0.279cm" draw:marker-end="" draw:marker-end-width="0.5cm" draw:fill="none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none" svg:stroke-color="#000000" draw:fill="none" draw:fill-color="#ffffff" fo:min-height="3.151cm"/>
    </style:style>
    <style:style style:name="gr56" style:family="graphic" style:parent-style-name="objectwithoutfill">
      <style:graphic-properties svg:stroke-width="0.053cm" svg:stroke-color="#000000" draw:marker-start="Arrow" draw:marker-start-width="0.5cm" draw:marker-end="Arrow" draw:marker-end-width="0.5cm" draw:fill="none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55.35cm" fo:min-width="63.1cm" draw:shadow="visible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5.2cm" draw:shadow="hidden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57.4cm" draw:shadow="hidden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10.75cm" fo:min-width="15.9cm" draw:shadow="visible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2cm" draw:shadow="hidden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0.2cm" draw:shadow="hidden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.4cm" draw:shadow="visible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2.6cm" draw:shadow="visible"/>
    </style:style>
    <style:style style:name="gr66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56.15cm" fo:min-width="63.1cm" draw:shadow="visible"/>
    </style:style>
    <style:style style:name="gr68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fo:min-height="4.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text-align="center"/>
      <style:text-properties fo:font-size="60pt" style:text-underline-style="solid" style:text-underline-width="auto" style:text-underline-color="font-color" style:font-size-asian="60pt" style:font-size-complex="60pt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P8" style:family="paragraph">
      <loext:graphic-properties draw:fill-color="#ffffff"/>
      <style:paragraph-properties fo:text-align="center"/>
      <style:text-properties fo:font-size="60pt" style:font-size-asian="60pt" style:font-size-complex="60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60pt" style:text-underline-style="solid" style:text-underline-width="auto" style:text-underline-color="font-color" style:font-size-asian="60pt" style:font-size-complex="60pt"/>
    </style:style>
    <style:style style:name="T4" style:family="text">
      <style:text-properties fo:font-size="60pt" style:text-underline-style="none" style:font-size-asian="60pt" style:font-size-complex="6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usiness Activity Model" draw:style-name="dp1" draw:master-page-name="Default">
        <draw:custom-shape draw:style-name="gr1" draw:text-style-name="P2" xml:id="id3" draw:id="id3" draw:layer="layout" svg:width="17.753cm" svg:height="8.243cm" svg:x="9.247cm" svg:y="5.863cm">
          <text:p text:style-name="P1"/>
          <text:p text:style-name="P1"><text:span text:style-name="T1">Customer Makes Booking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7.753cm" svg:height="9.194cm" svg:x="9.247cm" svg:y="18.312cm">
          <text:p text:style-name="P1"><text:span text:style-name="T1">Customer Pays Depos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7.753cm" svg:height="9.194cm" svg:x="9.247cm" svg:y="32.306cm">
          <text:p text:style-name="P1"><text:span text:style-name="T1">Customer Enters Contr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8.124cm" svg:y1="27.506cm" svg:x2="18.124cm" svg:y2="32.306cm" draw:start-shape="id1" draw:start-glue-point="8" draw:end-shape="id2" draw:end-glue-point="4" svg:d="M18124 27506v4800" svg:viewBox="0 0 1 4801">
          <text:p/>
        </draw:connector>
        <draw:connector draw:style-name="gr3" draw:text-style-name="P4" draw:layer="layout" svg:x1="18.124cm" svg:y1="14.106cm" svg:x2="18.124cm" svg:y2="18.312cm" draw:start-shape="id3" draw:start-glue-point="8" draw:end-shape="id1" draw:end-glue-point="4" svg:d="M18124 14106v4206" svg:viewBox="0 0 1 4207">
          <text:p/>
        </draw:connector>
        <draw:custom-shape draw:style-name="gr2" draw:text-style-name="P3" xml:id="id4" draw:id="id4" draw:layer="layout" svg:width="17.753cm" svg:height="9.194cm" svg:x="34.594cm" svg:y="10.606cm">
          <text:p text:style-name="P1"><text:span text:style-name="T1">Customer Pays</text:span></text:p>
          <text:p text:style-name="P1"><text:span text:style-name="T1">Cancellation F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7.753cm" svg:height="9.194cm" svg:x="9.247cm" svg:y="47.406cm">
          <text:p text:style-name="P1"><text:span text:style-name="T1">Customer Collects V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line-skew="0.354cm" svg:x1="27cm" svg:y1="36.903cm" svg:x2="34.594cm" svg:y2="15.203cm" draw:start-shape="id2" draw:start-glue-point="10" draw:end-shape="id4" draw:end-glue-point="6" svg:d="M27000 36903h4221v-21700h3373" svg:viewBox="0 0 7595 21701">
          <text:p/>
        </draw:connector>
        <draw:connector draw:style-name="gr3" draw:text-style-name="P4" draw:layer="layout" svg:x1="18.124cm" svg:y1="41.5cm" svg:x2="18.124cm" svg:y2="47.406cm" draw:start-shape="id2" draw:start-glue-point="8" draw:end-shape="id5" draw:end-glue-point="4" svg:d="M18124 41500v5906" svg:viewBox="0 0 1 5907">
          <text:p/>
        </draw:connector>
        <draw:custom-shape draw:style-name="gr2" draw:text-style-name="P3" xml:id="id6" draw:id="id6" draw:layer="layout" svg:width="17.753cm" svg:height="9.194cm" svg:x="9.247cm" svg:y="64.206cm">
          <text:p text:style-name="P1"><text:span text:style-name="T1">Customer Returns Van </text:span></text:p>
          <text:p text:style-name="P1"><text:span text:style-name="T1">On 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8.124cm" svg:y1="56.6cm" svg:x2="18.124cm" svg:y2="64.206cm" draw:start-shape="id5" draw:start-glue-point="8" draw:end-shape="id6" draw:end-glue-point="4" svg:d="M18124 56600v7606" svg:viewBox="0 0 1 7607">
          <text:p/>
        </draw:connector>
        <draw:custom-shape draw:style-name="gr2" draw:text-style-name="P3" xml:id="id7" draw:id="id7" draw:layer="layout" svg:width="17.753cm" svg:height="9.194cm" svg:x="38.547cm" svg:y="23.512cm">
          <text:p text:style-name="P1"><text:span text:style-name="T1">Customer Returns Van L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2.804cm" svg:x1="27cm" svg:y1="52.003cm" svg:x2="38.547cm" svg:y2="28.109cm" draw:start-shape="id5" draw:start-glue-point="10" draw:end-shape="id7" draw:end-glue-point="6" svg:d="M27000 52003h8647v-23894h2900" svg:viewBox="0 0 11548 23895">
          <text:p/>
        </draw:connector>
        <draw:custom-shape draw:style-name="gr2" draw:text-style-name="P3" xml:id="id10" draw:id="id10" draw:layer="layout" svg:width="17.753cm" svg:height="9.194cm" svg:x="44.047cm" svg:y="52.212cm">
          <text:p text:style-name="P1"><text:span text:style-name="T1">Van Put Into Fl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7.947cm -1.681cm" svg:x1="65.024cm" svg:y1="74.506cm" svg:x2="9.247cm" svg:y2="52.003cm" draw:start-shape="id8" draw:start-glue-point="8" draw:end-shape="id5" draw:end-glue-point="6" svg:d="M65024 74506v8606h-57977v-31109h2200" svg:viewBox="0 0 57978 31110">
          <text:p/>
        </draw:connector>
        <draw:custom-shape draw:style-name="gr2" draw:text-style-name="P5" xml:id="id9" draw:id="id9" draw:layer="layout" svg:width="17.753cm" svg:height="9.194cm" svg:x="63.947cm" svg:y="20.812cm">
          <text:p text:style-name="P1"><text:span text:style-name="T2">Van Is Servic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8.279cm" svg:x1="65.024cm" svg:y1="65.312cm" svg:x2="72.824cm" svg:y2="30.006cm" draw:start-shape="id8" draw:start-glue-point="4" draw:end-shape="id9" draw:end-glue-point="8" svg:d="M65024 65312v-9303h7800v-26003" svg:viewBox="0 0 7801 35307">
          <text:p/>
        </draw:connector>
        <draw:custom-shape draw:style-name="gr2" draw:text-style-name="P5" xml:id="id11" draw:id="id11" draw:layer="layout" svg:width="17.753cm" svg:height="9.194cm" svg:x="83.347cm" svg:y="36.506cm">
          <text:p text:style-name="P1"><text:span text:style-name="T2">Van Is Sold 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8.426cm" svg:x1="66.546cm" svg:y1="28.66cm" svg:x2="52.924cm" svg:y2="52.212cm" draw:start-shape="id9" draw:start-glue-point="7" draw:end-shape="id10" draw:end-glue-point="4" svg:d="M66546 28660v20946h-13622v2606" svg:viewBox="0 0 13623 23553">
          <text:p/>
        </draw:connector>
        <draw:custom-shape draw:style-name="gr2" draw:text-style-name="P5" xml:id="id12" draw:id="id12" draw:layer="layout" svg:width="17.753cm" svg:height="9.194cm" svg:x="83.294cm" svg:y="74.006cm">
          <text:p text:style-name="P1"><text:span text:style-name="T2">Van Is Scrapp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73.9cm" svg:y1="69.909cm" svg:x2="83.347cm" svg:y2="41.103cm" draw:start-shape="id8" draw:start-glue-point="10" draw:end-shape="id11" draw:end-glue-point="6" svg:d="M73900 69909h4793v-28806h4654" svg:viewBox="0 0 9448 28807">
          <text:p/>
        </draw:connector>
        <draw:connector draw:style-name="gr3" draw:text-style-name="P4" draw:layer="layout" svg:x1="73.9cm" svg:y1="69.909cm" svg:x2="83.294cm" svg:y2="78.603cm" draw:start-shape="id8" draw:start-glue-point="10" draw:end-shape="id12" draw:end-glue-point="6" svg:d="M73900 69909h4767v8694h4627" svg:viewBox="0 0 9395 8695">
          <text:p/>
        </draw:connector>
        <draw:custom-shape draw:style-name="gr2" draw:text-style-name="P5" xml:id="id13" draw:id="id13" draw:layer="layout" svg:width="17.753cm" svg:height="9.194cm" svg:x="98.747cm" svg:y="58.506cm">
          <text:p text:style-name="P1"><text:span text:style-name="T2">New Van Is Purcha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0cm 0cm -4.381cm" svg:x1="101.1cm" svg:y1="41.103cm" svg:x2="98.747cm" svg:y2="63.103cm" draw:start-shape="id11" draw:start-glue-point="10" draw:end-shape="id13" draw:end-glue-point="6" svg:d="M101100 41103h658v11071h-7911v10929h4900" svg:viewBox="0 0 7912 22001">
          <text:p/>
        </draw:connector>
        <draw:connector draw:style-name="gr3" draw:text-style-name="P4" draw:layer="layout" draw:line-skew="0cm -0.718cm -4.381cm" svg:x1="101.047cm" svg:y1="78.603cm" svg:x2="98.747cm" svg:y2="63.103cm" draw:start-shape="id12" draw:start-glue-point="10" draw:end-shape="id13" draw:end-glue-point="6" svg:d="M101047 78603h658v-8397h-7858v-7103h4900" svg:viewBox="0 0 7859 15501">
          <text:p/>
        </draw:connector>
        <draw:connector draw:style-name="gr3" draw:text-style-name="P4" draw:layer="layout" svg:x1="107.624cm" svg:y1="58.506cm" svg:x2="81.7cm" svg:y2="25.409cm" draw:start-shape="id13" draw:start-glue-point="4" draw:end-shape="id9" draw:end-glue-point="10" svg:d="M107624 58506v-33097h-25924" svg:viewBox="0 0 25925 33098">
          <text:p/>
        </draw:connector>
        <draw:custom-shape draw:style-name="gr2" draw:text-style-name="P3" xml:id="id14" draw:id="id14" draw:layer="layout" svg:width="17.753cm" svg:height="9.194cm" svg:x="38.547cm" svg:y="37.612cm">
          <text:p text:style-name="P1"><text:span text:style-name="T1">Customer Pays Late F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47.424cm" svg:y1="32.706cm" svg:x2="47.424cm" svg:y2="37.612cm" draw:start-shape="id7" draw:start-glue-point="8" draw:end-shape="id14" draw:end-glue-point="4" svg:d="M47424 32706v4906" svg:viewBox="0 0 1 4907">
          <text:p/>
        </draw:connector>
        <draw:connector draw:style-name="gr3" draw:text-style-name="P4" draw:layer="layout" svg:x1="47.424cm" svg:y1="46.806cm" svg:x2="52.924cm" svg:y2="52.212cm" draw:start-shape="id14" draw:start-glue-point="8" draw:end-shape="id10" draw:end-glue-point="4" svg:d="M47424 46806v2774h5500v2632" svg:viewBox="0 0 5501 5407">
          <text:p/>
        </draw:connector>
        <draw:custom-shape draw:style-name="gr2" draw:text-style-name="P3" xml:id="id15" draw:id="id15" draw:layer="layout" svg:width="17.753cm" svg:height="9.194cm" svg:x="30.747cm" svg:y="64.206cm">
          <text:p text:style-name="P1"><text:span text:style-name="T1">Customer Pays F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27cm" svg:y1="68.803cm" svg:x2="30.747cm" svg:y2="68.803cm" draw:start-shape="id6" draw:start-glue-point="10" draw:end-shape="id15" draw:end-glue-point="6" svg:d="M27000 68803h3747" svg:viewBox="0 0 3748 1">
          <text:p/>
        </draw:connector>
        <draw:connector draw:style-name="gr3" draw:text-style-name="P4" draw:layer="layout" svg:x1="39.624cm" svg:y1="64.206cm" svg:x2="44.047cm" svg:y2="56.809cm" draw:start-shape="id15" draw:start-glue-point="4" draw:end-shape="id10" draw:end-glue-point="6" svg:d="M39624 64206v-7397h4423" svg:viewBox="0 0 4424 7398">
          <text:p/>
        </draw:connector>
        <draw:custom-shape draw:style-name="gr2" draw:text-style-name="P3" xml:id="id8" draw:id="id8" draw:layer="layout" svg:width="17.753cm" svg:height="9.194cm" svg:x="56.147cm" svg:y="65.312cm">
          <text:p text:style-name="P1"><text:span text:style-name="T1">Van Is Selected</text:span></text:p>
          <text:p text:style-name="P1"><text:span text:style-name="T1">From Fl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52.924cm" svg:y1="61.406cm" svg:x2="56.147cm" svg:y2="69.909cm" draw:start-shape="id10" draw:start-glue-point="8" draw:end-shape="id8" draw:end-glue-point="6" svg:d="M52924 61406v8503h3223" svg:viewBox="0 0 3224 8504">
          <text:p/>
        </draw:connector>
        <draw:custom-shape draw:style-name="gr5" draw:text-style-name="P6" draw:layer="layout" svg:width="117.6cm" svg:height="4.3cm" svg:x="1cm" svg:y="1cm">
          <text:p text:style-name="P1"><text:span text:style-name="T3">Business Activity Model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</draw:page>
      <draw:page draw:name="Logical Data Model" draw:style-name="dp1" draw:master-page-name="Default">
        <draw:custom-shape draw:style-name="gr7" draw:text-style-name="P3" xml:id="id17" draw:id="id17" draw:layer="layout" svg:width="18.1cm" svg:height="8cm" svg:x="53.5cm" svg:y="9cm">
          <text:p text:style-name="P1"><text:span text:style-name="T1">V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6" draw:id="id16" draw:layer="layout" svg:width="18.2cm" svg:height="8cm" svg:x="8.9cm" svg:y="9cm">
          <text:p text:style-name="P1"><text:span text:style-name="T1">Custo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8" draw:id="id18" draw:layer="layout" svg:width="18cm" svg:height="8cm" svg:x="93.1cm" svg:y="9.1cm">
          <text:p text:style-name="P1"><text:span text:style-name="T1">Ga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0" draw:id="id20" draw:layer="layout" svg:width="17.9cm" svg:height="8cm" svg:x="9.1cm" svg:y="33cm">
          <text:p text:style-name="P1"><text:span text:style-name="T1">Boo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5.9cm" svg:height="4.049cm" svg:x="4.6cm" svg:y="18.8cm">
          <draw:text-box>
            <text:p><text:span text:style-name="T2">Customer</text:span></text:p>
            <text:p><text:span text:style-name="T2">Makes</text:span></text:p>
            <text:p><text:span text:style-name="T2">Booking</text:span></text:p>
          </draw:text-box>
        </draw:frame>
        <draw:connector draw:style-name="gr12" draw:text-style-name="P4" draw:layer="layout" draw:type="line" svg:x1="27.1cm" svg:y1="13cm" svg:x2="53.5cm" svg:y2="13cm" draw:start-shape="id16" draw:start-glue-point="1" draw:end-shape="id17" draw:end-glue-point="3" svg:d="M27100 13000h26400" svg:viewBox="0 0 26401 1">
          <text:p/>
        </draw:connector>
        <draw:frame draw:style-name="gr13" draw:text-style-name="P9" draw:layer="layout" svg:width="10.886cm" svg:height="1.6cm" svg:x="28.231cm" svg:y="11.2cm">
          <draw:text-box>
            <text:p><text:span text:style-name="T2">Customer Takes Van</text:span></text:p>
          </draw:text-box>
        </draw:frame>
        <draw:custom-shape draw:style-name="gr14" draw:text-style-name="P3" xml:id="id26" draw:id="id26" draw:layer="layout" svg:width="18.2cm" svg:height="8cm" svg:x="92.8cm" svg:y="43.1cm">
          <text:p text:style-name="P1"><text:span text:style-name="T1">Scr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5" draw:id="id25" draw:layer="layout" svg:width="17.8cm" svg:height="8cm" svg:x="93cm" svg:y="61cm">
          <text:p text:style-name="P1"><text:span text:style-name="T1">Sold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9" draw:layer="layout" svg:width="10.569cm" svg:height="2.783cm" svg:x="72.331cm" svg:y="11.3cm">
          <draw:text-box>
            <text:p><text:span text:style-name="T2">Van Returned</text:span></text:p>
            <text:p><text:span text:style-name="T2"/></text:p>
          </draw:text-box>
        </draw:frame>
        <draw:connector draw:style-name="gr17" draw:text-style-name="P4" draw:layer="layout" draw:type="line" svg:x1="71.6cm" svg:y1="13cm" svg:x2="93.1cm" svg:y2="13.1cm" draw:start-shape="id17" draw:start-glue-point="1" draw:end-shape="id18" svg:d="M71600 13000l21500 100" svg:viewBox="0 0 21501 101">
          <text:p/>
        </draw:connector>
        <draw:custom-shape draw:style-name="gr9" draw:text-style-name="P3" xml:id="id19" draw:id="id19" draw:layer="layout" svg:width="18cm" svg:height="8cm" svg:x="53.5cm" svg:y="33cm">
          <text:p text:style-name="P1"><text:span text:style-name="T1">Servic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9" draw:layer="layout" svg:width="12.893cm" svg:height="2.783cm" svg:x="80.271cm" svg:y="13.587cm">
          <draw:text-box>
            <text:p><text:span text:style-name="T2">Van Selected From Fleet</text:span></text:p>
            <text:p><text:span text:style-name="T2"/></text:p>
          </draw:text-box>
        </draw:frame>
        <draw:connector draw:style-name="gr19" draw:text-style-name="P4" draw:layer="layout" draw:type="line" svg:x1="62.55cm" svg:y1="17cm" svg:x2="62.5cm" svg:y2="33cm" draw:start-shape="id17" draw:start-glue-point="2" draw:end-shape="id19" draw:end-glue-point="0" svg:d="M62550 17000l-50 16000" svg:viewBox="0 0 51 16001">
          <text:p/>
        </draw:connector>
        <draw:custom-shape draw:style-name="gr10" draw:text-style-name="P3" xml:id="id21" draw:id="id21" draw:layer="layout" svg:width="17.9cm" svg:height="8cm" svg:x="9.1cm" svg:y="61cm">
          <text:p text:style-name="P1"><text:span text:style-name="T1">Hiring Cent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2" draw:id="id22" draw:layer="layout" svg:width="17.9cm" svg:height="8cm" svg:x="53cm" svg:y="61cm">
          <text:p text:style-name="P1"><text:span text:style-name="T1">Con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4" draw:layer="layout" draw:type="line" svg:x1="18.05cm" svg:y1="41cm" svg:x2="18.05cm" svg:y2="61cm" draw:start-shape="id20" draw:start-glue-point="2" draw:end-shape="id21" draw:end-glue-point="0" svg:d="M18050 41000v20000" svg:viewBox="0 0 1 20001">
          <text:p/>
        </draw:connector>
        <draw:frame draw:style-name="gr21" draw:text-style-name="P9" draw:layer="layout" svg:width="13.52cm" svg:height="4.049cm" svg:x="18.7cm" svg:y="43.456cm">
          <draw:text-box>
            <text:p><text:span text:style-name="T2">Booking</text:span></text:p>
            <text:p><text:span text:style-name="T2">Gets</text:span></text:p>
            <text:p><text:span text:style-name="T2">Confirmed</text:span></text:p>
          </draw:text-box>
        </draw:frame>
        <draw:connector draw:style-name="gr20" draw:text-style-name="P4" draw:layer="layout" draw:type="line" svg:x1="27cm" svg:y1="65cm" svg:x2="53cm" svg:y2="65cm" draw:start-shape="id21" draw:start-glue-point="1" draw:end-shape="id22" draw:end-glue-point="3" svg:d="M27000 65000h26000" svg:viewBox="0 0 26001 1">
          <text:p/>
        </draw:connector>
        <draw:frame draw:style-name="gr22" draw:text-style-name="P9" draw:layer="layout" svg:width="13.52cm" svg:height="3.644cm" svg:x="28.4cm" svg:y="60.7cm">
          <draw:text-box>
            <text:p><text:span text:style-name="T2">Contract Written Up</text:span></text:p>
          </draw:text-box>
        </draw:frame>
        <draw:connector draw:style-name="gr20" draw:text-style-name="P4" draw:layer="layout" draw:line-skew="-4.082cm" svg:x1="8.9cm" svg:y1="13cm" svg:x2="9.1cm" svg:y2="37cm" draw:start-shape="id16" draw:start-glue-point="3" draw:end-shape="id20" draw:end-glue-point="3" svg:d="M8900 13000h-4600v24000h4800" svg:viewBox="0 0 4801 24001">
          <text:p/>
        </draw:connector>
        <draw:connector draw:style-name="gr20" draw:text-style-name="P4" xml:id="id23" draw:id="id23" draw:layer="layout" svg:x1="18cm" svg:y1="17cm" svg:x2="40.85cm" svg:y2="27.6cm" draw:start-shape="id16" draw:start-glue-point="2" svg:d="M18000 17000v5660h22850v4940" svg:viewBox="0 0 22851 10601">
          <text:p/>
        </draw:connector>
        <draw:connector draw:style-name="gr23" draw:text-style-name="P4" draw:layer="layout" draw:line-skew="8.759cm" svg:x1="40.85cm" svg:y1="27.6cm" svg:x2="61.95cm" svg:y2="61cm" draw:start-shape="id23" draw:start-glue-point="3" draw:end-shape="id22" draw:end-glue-point="0" svg:d="M40850 27600v25477h21100v7923" svg:viewBox="0 0 21101 33401">
          <text:p/>
        </draw:connector>
        <draw:frame draw:style-name="gr24" draw:text-style-name="P9" draw:layer="layout" svg:width="15.34cm" svg:height="3.7cm" svg:x="19.2cm" svg:y="19.1cm">
          <draw:text-box>
            <text:p><text:span text:style-name="T2">Customer Agrees To Contract</text:span></text:p>
          </draw:text-box>
        </draw:frame>
        <draw:frame draw:style-name="gr25" draw:text-style-name="P9" draw:layer="layout" svg:width="14.112cm" svg:height="3.7cm" svg:x="44.86cm" svg:y="53.5cm">
          <draw:text-box>
            <text:p><text:span text:style-name="T2">Contract Sent To Customer</text:span></text:p>
          </draw:text-box>
        </draw:frame>
        <draw:frame draw:style-name="gr26" draw:text-style-name="P9" draw:layer="layout" svg:width="5.9cm" svg:height="5.315cm" svg:x="62.758cm" svg:y="18.624cm">
          <draw:text-box>
            <text:p><text:span text:style-name="T2">Van</text:span></text:p>
            <text:p><text:span text:style-name="T2">Selected</text:span><text:span text:style-name="T2"><text:line-break/></text:span><text:span text:style-name="T2">For</text:span></text:p>
            <text:p><text:span text:style-name="T2">Servicing</text:span></text:p>
          </draw:text-box>
        </draw:frame>
        <draw:connector draw:style-name="gr20" draw:text-style-name="P4" draw:layer="layout" svg:x1="71.5cm" svg:y1="37cm" svg:x2="102.1cm" svg:y2="17.1cm" draw:start-shape="id19" draw:start-glue-point="1" draw:end-shape="id18" draw:end-glue-point="2" svg:d="M71500 37000h30600v-19900" svg:viewBox="0 0 30601 19901">
          <text:p/>
        </draw:connector>
        <draw:connector draw:style-name="gr27" draw:text-style-name="P1" xml:id="id24" draw:id="id24" draw:layer="layout" draw:line-skew="-4.482cm" svg:x1="53.5cm" svg:y1="37cm" svg:x2="59.09cm" svg:y2="49.918cm" draw:start-shape="id19" draw:start-glue-point="3" svg:d="M53500 37000h-5000v12918h10590" svg:viewBox="0 0 10591 12919">
          <text:p/>
        </draw:connector>
        <draw:connector draw:style-name="gr28" draw:text-style-name="P1" draw:layer="layout" svg:x1="59.09cm" svg:y1="49.918cm" svg:x2="93cm" svg:y2="65cm" draw:start-shape="id24" draw:start-glue-point="3" draw:end-shape="id25" draw:end-glue-point="3" svg:d="M59090 49918h16973v15082h16937" svg:viewBox="0 0 33911 15083">
          <text:p/>
        </draw:connector>
        <draw:connector draw:style-name="gr29" draw:text-style-name="P1" draw:layer="layout" svg:x1="62.5cm" svg:y1="41cm" svg:x2="92.8cm" svg:y2="47.1cm" draw:start-shape="id19" draw:start-glue-point="2" draw:end-shape="id26" draw:end-glue-point="3" svg:d="M62500 41000v6100h30300" svg:viewBox="0 0 30301 6101">
          <text:p/>
        </draw:connector>
        <draw:frame draw:style-name="gr24" draw:text-style-name="P9" draw:layer="layout" svg:width="15.34cm" svg:height="3.7cm" svg:x="19.2cm" svg:y="19.1cm">
          <draw:text-box>
            <text:p><text:span text:style-name="T2">Customer Agrees To Contract</text:span></text:p>
          </draw:text-box>
        </draw:frame>
        <draw:frame draw:style-name="gr30" draw:text-style-name="P9" draw:layer="layout" svg:width="12.956cm" svg:height="3.7cm" svg:x="73.1cm" svg:y="33.2cm">
          <draw:text-box>
            <text:p><text:span text:style-name="T2">Van Returned To Garage</text:span></text:p>
          </draw:text-box>
        </draw:frame>
        <draw:frame draw:style-name="gr26" draw:text-style-name="P9" draw:layer="layout" svg:width="5.9cm" svg:height="5.315cm" svg:x="62.758cm" svg:y="18.625cm">
          <draw:text-box>
            <text:p><text:span text:style-name="T2">Van</text:span></text:p>
            <text:p><text:span text:style-name="T2">Selected</text:span><text:span text:style-name="T2"><text:line-break/></text:span><text:span text:style-name="T2">For</text:span></text:p>
            <text:p><text:span text:style-name="T2">Servicing</text:span></text:p>
          </draw:text-box>
        </draw:frame>
        <draw:frame draw:style-name="gr31" draw:text-style-name="P9" draw:layer="layout" svg:width="19.031cm" svg:height="3.7cm" svg:x="63.044cm" svg:y="43cm">
          <draw:text-box>
            <text:p><text:span text:style-name="T2">Van In Too Bad Condition To Be Sold</text:span></text:p>
          </draw:text-box>
        </draw:frame>
        <draw:frame draw:style-name="gr32" draw:text-style-name="P9" draw:layer="layout" svg:width="5.9cm" svg:height="9.106cm" svg:x="49cm" svg:y="39.4cm">
          <draw:text-box>
            <text:p><text:span text:style-name="T2">Van</text:span></text:p>
            <text:p><text:span text:style-name="T2">Is</text:span></text:p>
            <text:p><text:span text:style-name="T2">Retired</text:span></text:p>
            <text:p><text:span text:style-name="T2">And</text:span></text:p>
            <text:p><text:span text:style-name="T2">Replaced</text:span></text:p>
          </draw:text-box>
        </draw:frame>
        <draw:custom-shape draw:style-name="gr5" draw:text-style-name="P6" draw:layer="layout" svg:width="117.6cm" svg:height="4.3cm" svg:x="1cm" svg:y="1cm">
          <text:p text:style-name="P1"><text:span text:style-name="T3">Logical Data Model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2</text:span></text:p>
          <draw:enhanced-geometry svg:viewBox="0 0 21600 21600" draw:type="rectangle" draw:enhanced-path="M 0 0 L 21600 0 21600 21600 0 21600 0 0 Z N"/>
        </draw:custom-shape>
      </draw:page>
      <draw:page draw:name="Top Level Context Diagram" draw:style-name="dp1" draw:master-page-name="Default">
        <draw:custom-shape draw:style-name="gr33" draw:text-style-name="P3" draw:layer="layout" svg:width="10.1cm" svg:height="10.2cm" svg:x="53cm" svg:y="34.4cm">
          <text:p text:style-name="P1"><text:span text:style-name="T1">Vans</text:span><text:span text:style-name="T1"><text:line-break/></text:span><text:span text:style-name="T1">For</text:span></text:p>
          <text:p text:style-name="P1"><text:span text:style-name="T1">Hire</text:span></text:p>
          <text:p text:style-name="P1"><text:span text:style-name="T1">Business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17.753cm" svg:height="8.243cm" svg:x="10.3cm" svg:y="10.457cm">
          <text:p text:style-name="P1"><text:span text:style-name="T6"/></text:p>
          <text:p text:style-name="P1"><text:span text:style-name="T1">Customer</text:span></text:p>
          <text:p text:style-name="P1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5cm" svg:height="1.826cm" svg:x="18.453cm" svg:y="10.8cm">
          <draw:text-box>
            <text:p text:style-name="P1"><text:span text:style-name="T1">a</text:span></text:p>
          </draw:text-box>
        </draw:frame>
        <draw:custom-shape draw:style-name="gr1" draw:text-style-name="P10" draw:layer="layout" svg:width="17.753cm" svg:height="8.243cm" svg:x="10.247cm" svg:y="59.757cm">
          <text:p text:style-name="P1"><text:span text:style-name="T6"/></text:p>
          <text:p text:style-name="P1"><text:span text:style-name="T1">Mechanic</text:span></text:p>
          <text:p text:style-name="P1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5cm" svg:height="1.826cm" svg:x="18.4cm" svg:y="60.1cm">
          <draw:text-box>
            <text:p text:style-name="P1"><text:span text:style-name="T1">e</text:span></text:p>
          </draw:text-box>
        </draw:frame>
        <draw:custom-shape draw:style-name="gr1" draw:text-style-name="P10" draw:layer="layout" svg:width="17.753cm" svg:height="8.243cm" svg:x="90.2cm" svg:y="59.9cm">
          <text:p text:style-name="P1"><text:span text:style-name="T6"/></text:p>
          <text:p text:style-name="P1"><text:span text:style-name="T1">Vehicle</text:span></text:p>
          <text:p text:style-name="P1"><text:span text:style-name="T1">Supplier</text:span></text:p>
          <text:p text:style-name="P1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5cm" svg:height="1.826cm" svg:x="98.353cm" svg:y="60.243cm">
          <draw:text-box>
            <text:p text:style-name="P1"><text:span text:style-name="T1">s</text:span></text:p>
          </draw:text-box>
        </draw:frame>
        <draw:custom-shape draw:style-name="gr1" draw:text-style-name="P10" draw:layer="layout" svg:width="17.753cm" svg:height="8.243cm" svg:x="90.247cm" svg:y="10.457cm">
          <text:p text:style-name="P1"><text:span text:style-name="T1">Ga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5cm" svg:height="1.826cm" svg:x="98.4cm" svg:y="10.8cm">
          <draw:text-box>
            <text:p text:style-name="P1"><text:span text:style-name="T1">g</text:span></text:p>
          </draw:text-box>
        </draw:frame>
        <draw:line draw:style-name="gr35" draw:text-style-name="P4" draw:layer="layout" svg:x1="28cm" svg:y1="14.6cm" svg:x2="42.2cm" svg:y2="14.6cm">
          <text:p/>
        </draw:line>
        <draw:frame draw:style-name="gr36" draw:text-style-name="P11" draw:layer="layout" svg:width="14.3cm" svg:height="3.401cm" svg:x="27.1cm" svg:y="15.799cm">
          <draw:text-box>
            <text:p text:style-name="P1"><text:span text:style-name="T1">Customer Information</text:span></text:p>
          </draw:text-box>
        </draw:frame>
        <draw:line draw:style-name="gr35" draw:text-style-name="P4" draw:layer="layout" svg:x1="23.4cm" svg:y1="18.3cm" svg:x2="43.1cm" svg:y2="18.3cm">
          <text:p/>
        </draw:line>
        <draw:frame draw:style-name="gr37" draw:text-style-name="P11" draw:layer="layout" svg:width="12.6cm" svg:height="2.7cm" svg:x="28.5cm" svg:y="12.4cm">
          <draw:text-box>
            <text:p text:style-name="P1"><text:span text:style-name="T1">Booking Details</text:span></text:p>
          </draw:text-box>
        </draw:frame>
        <draw:line draw:style-name="gr35" draw:text-style-name="P4" draw:layer="layout" svg:x1="53cm" svg:y1="35cm" svg:x2="30.3cm" svg:y2="35cm">
          <text:p/>
        </draw:line>
        <draw:frame draw:style-name="gr37" draw:text-style-name="P11" draw:layer="layout" svg:width="12.6cm" svg:height="2.7cm" svg:x="36.1cm" svg:y="32.8cm">
          <draw:text-box>
            <text:p text:style-name="P1"><text:span text:style-name="T1">Customer Receipts</text:span></text:p>
          </draw:text-box>
        </draw:frame>
        <draw:line draw:style-name="gr38" draw:text-style-name="P4" draw:layer="layout" svg:x1="30.3cm" svg:y1="35cm" svg:x2="19.6cm" svg:y2="18.8cm">
          <text:p/>
        </draw:line>
        <draw:line draw:style-name="gr39" draw:text-style-name="P4" draw:layer="layout" svg:x1="21.9cm" svg:y1="67.9cm" svg:x2="28.6cm" svg:y2="78cm">
          <text:p/>
        </draw:line>
        <draw:line draw:style-name="gr38" draw:text-style-name="P4" draw:layer="layout" svg:x1="42.2cm" svg:y1="14.6cm" svg:x2="55.4cm" svg:y2="34.4cm">
          <text:p/>
        </draw:line>
        <draw:line draw:style-name="gr35" draw:text-style-name="P4" draw:layer="layout" svg:x1="53cm" svg:y1="37.6cm" svg:x2="33.8cm" svg:y2="37.6cm">
          <text:p/>
        </draw:line>
        <draw:frame draw:style-name="gr37" draw:text-style-name="P11" draw:layer="layout" svg:width="12.6cm" svg:height="2.7cm" svg:x="36.1cm" svg:y="35.38cm">
          <draw:text-box>
            <text:p text:style-name="P1"><text:span text:style-name="T1">Van Details</text:span></text:p>
          </draw:text-box>
        </draw:frame>
        <draw:line draw:style-name="gr38" draw:text-style-name="P4" draw:layer="layout" svg:x1="33.8cm" svg:y1="37.6cm" svg:x2="19cm" svg:y2="59.7cm">
          <text:p/>
        </draw:line>
        <draw:line draw:style-name="gr35" draw:text-style-name="P4" draw:layer="layout" svg:x1="53cm" svg:y1="40.72cm" svg:x2="33.1cm" svg:y2="40.7cm">
          <text:p/>
        </draw:line>
        <draw:frame draw:style-name="gr37" draw:text-style-name="P11" draw:layer="layout" svg:width="12.6cm" svg:height="2.7cm" svg:x="37.8cm" svg:y="38.4cm">
          <draw:text-box>
            <text:p text:style-name="P1"><text:span text:style-name="T1">Previous Service</text:span></text:p>
          </draw:text-box>
        </draw:frame>
        <draw:line draw:style-name="gr38" draw:text-style-name="P4" draw:layer="layout" svg:x1="33.1cm" svg:y1="40.7cm" svg:x2="20.2cm" svg:y2="59.8cm">
          <text:p/>
        </draw:line>
        <draw:line draw:style-name="gr35" draw:text-style-name="P4" draw:layer="layout" svg:x1="41.8cm" svg:y1="63.8cm" svg:x2="28.1cm" svg:y2="63.8cm">
          <text:p/>
        </draw:line>
        <draw:line draw:style-name="gr38" draw:text-style-name="P4" draw:layer="layout" svg:x1="41.8cm" svg:y1="63.8cm" svg:x2="54.9cm" svg:y2="44.6cm">
          <text:p/>
        </draw:line>
        <draw:frame draw:style-name="gr37" draw:text-style-name="P11" draw:layer="layout" svg:width="12.5cm" svg:height="2.7cm" svg:x="28.4cm" svg:y="61.6cm">
          <draw:text-box>
            <text:p text:style-name="P1"><text:span text:style-name="T1">Invoices</text:span></text:p>
          </draw:text-box>
        </draw:frame>
        <draw:line draw:style-name="gr35" draw:text-style-name="P4" draw:layer="layout" svg:x1="90.2cm" svg:y1="63.8cm" svg:x2="74cm" svg:y2="63.8cm">
          <text:p/>
        </draw:line>
        <draw:line draw:style-name="gr38" draw:text-style-name="P4" draw:layer="layout" svg:x1="74cm" svg:y1="63.8cm" svg:x2="60.9cm" svg:y2="44.6cm">
          <text:p/>
        </draw:line>
        <draw:frame draw:style-name="gr36" draw:text-style-name="P11" draw:layer="layout" svg:width="13.1cm" svg:height="3.401cm" svg:x="76cm" svg:y="61.05cm">
          <draw:text-box>
            <text:p text:style-name="P1"><text:span text:style-name="T1">Vehicle Information</text:span></text:p>
          </draw:text-box>
        </draw:frame>
        <draw:line draw:style-name="gr35" draw:text-style-name="P4" draw:layer="layout" svg:x1="92.7cm" svg:y1="61.1cm" svg:x2="73.5cm" svg:y2="61cm">
          <text:p/>
        </draw:line>
        <draw:line draw:style-name="gr38" draw:text-style-name="P4" draw:layer="layout" svg:x1="73.5cm" svg:y1="61cm" svg:x2="62.3cm" svg:y2="44.6cm">
          <text:p/>
        </draw:line>
        <draw:frame draw:style-name="gr36" draw:text-style-name="P11" draw:layer="layout" svg:width="13.1cm" svg:height="3.401cm" svg:x="75.5cm" svg:y="58.399cm">
          <draw:text-box>
            <text:p text:style-name="P1"><text:span text:style-name="T1">Invoices</text:span></text:p>
          </draw:text-box>
        </draw:frame>
        <draw:line draw:style-name="gr35" draw:text-style-name="P4" draw:layer="layout" svg:x1="91.7cm" svg:y1="66.401cm" svg:x2="74.2cm" svg:y2="66.4cm">
          <text:p/>
        </draw:line>
        <draw:line draw:style-name="gr38" draw:text-style-name="P4" draw:layer="layout" svg:x1="74.2cm" svg:y1="66.4cm" svg:x2="59.4cm" svg:y2="44.6cm">
          <text:p/>
        </draw:line>
        <draw:frame draw:style-name="gr36" draw:text-style-name="P11" draw:layer="layout" svg:width="13.1cm" svg:height="3.401cm" svg:x="76.9cm" svg:y="63.6cm">
          <draw:text-box>
            <text:p text:style-name="P1"><text:span text:style-name="T1">Delivery Details</text:span></text:p>
          </draw:text-box>
        </draw:frame>
        <draw:line draw:style-name="gr35" draw:text-style-name="P4" draw:layer="layout" svg:x1="82.2cm" svg:y1="42.5cm" svg:x2="63cm" svg:y2="42.4cm">
          <text:p/>
        </draw:line>
        <draw:frame draw:style-name="gr36" draw:text-style-name="P11" draw:layer="layout" svg:width="13.1cm" svg:height="3.401cm" svg:x="65cm" svg:y="39.799cm">
          <draw:text-box>
            <text:p text:style-name="P1"><text:span text:style-name="T1">Purchase Orders</text:span></text:p>
          </draw:text-box>
        </draw:frame>
        <draw:line draw:style-name="gr38" draw:text-style-name="P4" draw:layer="layout" svg:x1="82.2cm" svg:y1="42.5cm" svg:x2="94.5cm" svg:y2="60.5cm">
          <text:p/>
        </draw:line>
        <draw:line draw:style-name="gr35" draw:text-style-name="P4" draw:layer="layout" svg:x1="91.2cm" svg:y1="12.6cm" svg:x2="74.6cm" svg:y2="12.6cm">
          <text:p/>
        </draw:line>
        <draw:frame draw:style-name="gr36" draw:text-style-name="P11" draw:layer="layout" svg:width="13.1cm" svg:height="3.401cm" svg:x="77.4cm" svg:y="9.999cm">
          <draw:text-box>
            <text:p text:style-name="P1"><text:span text:style-name="T1">Vehicle Information</text:span></text:p>
          </draw:text-box>
        </draw:frame>
        <draw:line draw:style-name="gr38" draw:text-style-name="P4" draw:layer="layout" svg:x1="74.6cm" svg:y1="12.6cm" svg:x2="59.7cm" svg:y2="34.4cm">
          <text:p/>
        </draw:line>
        <draw:line draw:style-name="gr35" draw:text-style-name="P4" draw:layer="layout" svg:x1="90.6cm" svg:y1="15.701cm" svg:x2="73.9cm" svg:y2="15.7cm">
          <text:p/>
        </draw:line>
        <draw:frame draw:style-name="gr36" draw:text-style-name="P11" draw:layer="layout" svg:width="13.1cm" svg:height="3.401cm" svg:x="76.8cm" svg:y="13.1cm">
          <draw:text-box>
            <text:p text:style-name="P1"><text:span text:style-name="T1">Van Availability</text:span></text:p>
          </draw:text-box>
        </draw:frame>
        <draw:line draw:style-name="gr38" draw:text-style-name="P4" draw:layer="layout" svg:x1="73.9cm" svg:y1="15.7cm" svg:x2="61.1cm" svg:y2="34.4cm">
          <text:p/>
        </draw:line>
        <draw:line draw:style-name="gr35" draw:text-style-name="P4" draw:layer="layout" svg:x1="25.5cm" svg:y1="11.6cm" svg:x2="41.9cm" svg:y2="11.6cm">
          <text:p/>
        </draw:line>
        <draw:frame draw:style-name="gr36" draw:text-style-name="P11" draw:layer="layout" svg:width="15.4cm" svg:height="3.401cm" svg:x="26cm" svg:y="9.05cm">
          <draw:text-box>
            <text:p text:style-name="P1"><text:span text:style-name="T1">Income For Company</text:span></text:p>
          </draw:text-box>
        </draw:frame>
        <draw:line draw:style-name="gr38" draw:text-style-name="P4" draw:layer="layout" svg:x1="41.9cm" svg:y1="11.6cm" svg:x2="57.1cm" svg:y2="34.4cm">
          <text:p/>
        </draw:line>
        <draw:line draw:style-name="gr35" draw:text-style-name="P4" draw:layer="layout" svg:x1="85.9cm" svg:y1="37.9cm" svg:x2="63.1cm" svg:y2="37.9cm">
          <text:p/>
        </draw:line>
        <draw:frame draw:style-name="gr37" draw:text-style-name="P11" draw:layer="layout" svg:width="12.6cm" svg:height="2.7cm" svg:x="64.9cm" svg:y="35.4cm">
          <draw:text-box>
            <text:p text:style-name="P1"><text:span text:style-name="T1">Customer Orders</text:span></text:p>
          </draw:text-box>
        </draw:frame>
        <draw:line draw:style-name="gr38" draw:text-style-name="P4" draw:layer="layout" svg:x1="85.9cm" svg:y1="37.9cm" svg:x2="99.2cm" svg:y2="18.9cm">
          <text:p/>
        </draw:line>
        <draw:line draw:style-name="gr40" draw:text-style-name="P4" draw:layer="layout" svg:x1="106.7cm" svg:y1="77.9cm" svg:x2="28.6cm" svg:y2="78cm">
          <text:p/>
        </draw:line>
        <draw:line draw:style-name="gr40" draw:text-style-name="P4" draw:layer="layout" svg:x1="106.7cm" svg:y1="77.9cm" svg:x2="113.4cm" svg:y2="67.8cm">
          <text:p/>
        </draw:line>
        <draw:line draw:style-name="gr40" draw:text-style-name="P4" draw:layer="layout" svg:x1="113.4cm" svg:y1="67.8cm" svg:x2="113.4cm" svg:y2="27.4cm">
          <text:p/>
        </draw:line>
        <draw:frame draw:style-name="gr37" draw:text-style-name="P11" draw:layer="layout" svg:width="12.5cm" svg:height="2.7cm" svg:x="32.1cm" svg:y="75.5cm">
          <draw:text-box>
            <text:p text:style-name="P1"><text:span text:style-name="T1">Service Reports</text:span></text:p>
          </draw:text-box>
        </draw:frame>
        <draw:line draw:style-name="gr41" draw:text-style-name="P4" draw:layer="layout" svg:x1="106.548cm" svg:y1="17.107cm" svg:x2="113.248cm" svg:y2="27.207cm">
          <text:p/>
        </draw:line>
        <draw:line draw:style-name="gr38" draw:text-style-name="P4" draw:layer="layout" svg:x1="43.1cm" svg:y1="18.3cm" svg:x2="53.8cm" svg:y2="34.4cm">
          <text:p/>
        </draw:line>
        <draw:custom-shape draw:style-name="gr5" draw:text-style-name="P6" draw:layer="layout" svg:width="117.6cm" svg:height="4.3cm" svg:x="1cm" svg:y="1cm">
          <text:p text:style-name="P1"><text:span text:style-name="T3">Top Level Context Diagram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3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xml:id="id27" draw:id="id27" draw:layer="layout" svg:width="17.753cm" svg:height="8.243cm" svg:x="4.9cm" svg:y="10.857cm">
          <text:p text:style-name="P1"/>
          <text:p text:style-name="P1"><text:span text:style-name="T1">Customer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18.7cm" svg:height="12.2cm" svg:x="52.4cm" svg:y="13.7cm">
          <text:p text:style-name="P1"><text:span text:style-name="T1">Process</text:span></text:p>
          <text:p text:style-name="P1"><text:span text:style-name="T1">Booking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xml:id="id28" draw:id="id28" draw:layer="layout" svg:width="5.7cm" svg:height="2.7cm" svg:x="52.4cm" svg:y="13.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3cm" svg:height="2.7cm" svg:x="58.1cm" svg:y="13.7cm">
          <text:p text:style-name="P1"><text:span text:style-name="T1">Hiring Centre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8.7cm" svg:height="12.2cm" svg:x="52.9cm" svg:y="51.9cm">
          <text:p text:style-name="P1"><text:span text:style-name="T1">Service</text:span></text:p>
          <text:p text:style-name="P1"><text:span text:style-name="T1">Van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5.7cm" svg:height="2.7cm" svg:x="52.9cm" svg:y="51.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3cm" svg:height="2.7cm" svg:x="58.6cm" svg:y="51.9cm">
          <text:p text:style-name="P1"><text:span text:style-name="T1">Ga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753cm" svg:height="8.243cm" svg:x="4.347cm" svg:y="39.7cm">
          <text:p text:style-name="P1"/>
          <text:p text:style-name="P1"><text:span text:style-name="T1">Mechanic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2" draw:layer="layout" svg:width="1.5cm" svg:height="1.826cm" svg:x="12.447cm" svg:y="40.274cm">
          <draw:text-box>
            <text:p text:style-name="P1"><text:span text:style-name="T1">e</text:span></text:p>
          </draw:text-box>
        </draw:frame>
        <draw:frame draw:style-name="gr34" draw:text-style-name="P12" draw:layer="layout" svg:width="1.5cm" svg:height="1.826cm" svg:x="13.053cm" svg:y="11.2cm">
          <draw:text-box>
            <text:p text:style-name="P1"><text:span text:style-name="T1">a</text:span></text:p>
          </draw:text-box>
        </draw:frame>
        <draw:custom-shape draw:style-name="gr45" draw:text-style-name="P3" draw:layer="layout" svg:width="4.3cm" svg:height="4.8cm" svg:x="88cm" svg:y="53.6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8.3cm" svg:height="4.8cm" svg:x="92.3cm" svg:y="53.6cm">
          <text:p text:style-name="P1"><text:span text:style-name="T1">Vehicle Info</text:span>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88.5cm" svg:y1="53.6cm" svg:x2="88.5cm" svg:y2="58.4cm">
          <text:p/>
        </draw:line>
        <draw:custom-shape draw:style-name="gr45" draw:text-style-name="P3" draw:layer="layout" svg:width="4.3cm" svg:height="4.8cm" svg:x="87.7cm" svg:y="13.6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8.3cm" svg:height="4.8cm" svg:x="92cm" svg:y="13.6cm">
          <text:p text:style-name="P1"><text:span text:style-name="T1">Vehicle Info</text:span>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88.2cm" svg:y1="13.6cm" svg:x2="88.2cm" svg:y2="18.4cm">
          <text:p/>
        </draw:line>
        <draw:custom-shape draw:style-name="gr45" draw:text-style-name="P3" draw:layer="layout" svg:width="4.3cm" svg:height="4.8cm" svg:x="87.7cm" svg:y="21.8cm">
          <text:p text:style-name="P1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8.3cm" svg:height="4.8cm" svg:x="92cm" svg:y="21.8cm">
          <text:p text:style-name="P1"><text:span text:style-name="T1">Contracts Cabinet</text:span></text:p>
          <draw:enhanced-geometry svg:viewBox="0 0 21600 21600" draw:type="rectangle" draw:enhanced-path="M 0 0 L 21600 0 21600 21600 0 21600 0 0 Z N"/>
        </draw:custom-shape>
        <draw:connector draw:style-name="gr48" draw:text-style-name="P4" draw:layer="layout" draw:type="line" svg:x1="22.653cm" svg:y1="14.979cm" svg:x2="52.4cm" svg:y2="15.05cm" draw:start-shape="id27" draw:start-glue-point="10" draw:end-shape="id28" draw:end-glue-point="3" svg:d="M22653 14979l29747 71" svg:viewBox="0 0 29748 72">
          <text:p/>
        </draw:connector>
        <draw:frame draw:style-name="gr49" draw:text-style-name="P12" draw:layer="layout" svg:width="14.5cm" svg:height="4cm" svg:x="25.7cm" svg:y="13.2cm">
          <draw:text-box>
            <text:p><text:span text:style-name="T1">Booking Information</text:span></text:p>
          </draw:text-box>
        </draw:frame>
        <draw:line draw:style-name="gr50" draw:text-style-name="P4" draw:layer="layout" svg:x1="71.1cm" svg:y1="16cm" svg:x2="87.6cm" svg:y2="16cm">
          <text:p/>
        </draw:line>
        <draw:line draw:style-name="gr51" draw:text-style-name="P4" draw:layer="layout" svg:x1="71.3cm" svg:y1="24.4cm" svg:x2="87.8cm" svg:y2="24.4cm">
          <text:p/>
        </draw:line>
        <draw:frame draw:style-name="gr52" draw:text-style-name="P12" draw:layer="layout" svg:width="10.1cm" svg:height="2.9cm" svg:x="77.3cm" svg:y="14.3cm">
          <draw:text-box>
            <text:p><text:span text:style-name="T1">Van Availability</text:span></text:p>
          </draw:text-box>
        </draw:frame>
        <draw:frame draw:style-name="gr52" draw:text-style-name="P12" draw:layer="layout" svg:width="10.1cm" svg:height="2.9cm" svg:x="72.7cm" svg:y="22.5cm">
          <draw:text-box>
            <text:p><text:span text:style-name="T1">Contract</text:span></text:p>
          </draw:text-box>
        </draw:frame>
        <draw:line draw:style-name="gr53" draw:text-style-name="P4" draw:layer="layout" svg:x1="20cm" svg:y1="18.1cm" svg:x2="24.8cm" svg:y2="25.3cm">
          <text:p/>
        </draw:line>
        <draw:line draw:style-name="gr51" draw:text-style-name="P4" draw:layer="layout" svg:x1="24.8cm" svg:y1="25.3cm" svg:x2="52.4cm" svg:y2="25.4cm">
          <text:p/>
        </draw:line>
        <draw:frame draw:style-name="gr49" draw:text-style-name="P12" draw:layer="layout" svg:width="14.5cm" svg:height="4cm" svg:x="29.6cm" svg:y="23.3cm">
          <draw:text-box>
            <text:p><text:span text:style-name="T1">Contract</text:span></text:p>
          </draw:text-box>
        </draw:frame>
        <draw:custom-shape draw:style-name="gr45" draw:text-style-name="P3" draw:layer="layout" svg:width="4.3cm" svg:height="4.8cm" svg:x="87.9cm" svg:y="35.4cm">
          <text:p text:style-name="P1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8.3cm" svg:height="4.8cm" svg:x="92.2cm" svg:y="35.4cm">
          <text:p text:style-name="P1"><text:span text:style-name="T1">Contracts Cabinet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8.7cm" svg:height="12.2cm" svg:x="52.7cm" svg:y="33.2cm">
          <text:p text:style-name="P1"><text:span text:style-name="T1">Rent</text:span></text:p>
          <text:p text:style-name="P1"><text:span text:style-name="T1">Van</text:span></text:p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71.4cm" svg:y1="36.1cm" svg:x2="87.9cm" svg:y2="36.1cm">
          <text:p/>
        </draw:line>
        <draw:custom-shape draw:style-name="gr43" draw:text-style-name="P3" draw:layer="layout" svg:width="5.7cm" svg:height="2.7cm" svg:x="52.7cm" svg:y="33.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3cm" svg:height="2.7cm" svg:x="58.4cm" svg:y="33.2cm">
          <text:p text:style-name="P1"><text:span text:style-name="T1">Garage</text:span></text:p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10.1cm" svg:height="2.9cm" svg:x="79.4cm" svg:y="34.3cm">
          <draw:text-box>
            <text:p><text:span text:style-name="T1">Booked Van</text:span></text:p>
          </draw:text-box>
        </draw:frame>
        <draw:line draw:style-name="gr53" draw:text-style-name="P4" draw:layer="layout" svg:x1="52.7cm" svg:y1="34.8cm" svg:x2="26cm" svg:y2="34.8cm">
          <text:p/>
        </draw:line>
        <draw:line draw:style-name="gr54" draw:text-style-name="P4" draw:layer="layout" svg:x1="26cm" svg:y1="34.8cm" svg:x2="16cm" svg:y2="19.1cm">
          <text:p/>
        </draw:line>
        <draw:frame draw:style-name="gr49" draw:text-style-name="P12" draw:layer="layout" svg:width="14.5cm" svg:height="4cm" svg:x="26cm" svg:y="33cm">
          <draw:text-box>
            <text:p><text:span text:style-name="T1">Payment Information</text:span></text:p>
          </draw:text-box>
        </draw:frame>
        <draw:line draw:style-name="gr35" draw:text-style-name="P4" draw:layer="layout" svg:x1="71.4cm" svg:y1="44cm" svg:x2="82.5cm" svg:y2="44cm">
          <text:p/>
        </draw:line>
        <draw:line draw:style-name="gr51" draw:text-style-name="P4" draw:layer="layout" svg:x1="82.5cm" svg:y1="44cm" svg:x2="87.9cm" svg:y2="40.2cm">
          <text:p/>
        </draw:line>
        <draw:frame draw:style-name="gr55" draw:text-style-name="P12" draw:layer="layout" svg:width="14.7cm" svg:height="3.401cm" svg:x="71.6cm" svg:y="44.6cm">
          <draw:text-box>
            <text:p><text:span text:style-name="T1">Contract Completed</text:span></text:p>
          </draw:text-box>
        </draw:frame>
        <draw:line draw:style-name="gr47" draw:text-style-name="P4" draw:layer="layout" svg:x1="88.1cm" svg:y1="21.7cm" svg:x2="88.1cm" svg:y2="26.5cm">
          <text:p/>
        </draw:line>
        <draw:line draw:style-name="gr47" draw:text-style-name="P4" draw:layer="layout" svg:x1="88.3cm" svg:y1="35.4cm" svg:x2="88.3cm" svg:y2="40.2cm">
          <text:p/>
        </draw:line>
        <draw:line draw:style-name="gr56" draw:text-style-name="P4" draw:layer="layout" svg:x1="88cm" svg:y1="54.5cm" svg:x2="71.6cm" svg:y2="54.4cm">
          <text:p/>
        </draw:line>
        <draw:frame draw:style-name="gr55" draw:text-style-name="P12" draw:layer="layout" svg:width="14.7cm" svg:height="3.401cm" svg:x="75cm" svg:y="52.4cm">
          <draw:text-box>
            <text:p><text:span text:style-name="T1">Service Date</text:span></text:p>
          </draw:text-box>
        </draw:frame>
        <draw:line draw:style-name="gr35" draw:text-style-name="P4" draw:layer="layout" svg:x1="52.9cm" svg:y1="53.3cm" svg:x2="26.3cm" svg:y2="53.3cm">
          <text:p/>
        </draw:line>
        <draw:line draw:style-name="gr51" draw:text-style-name="P4" draw:layer="layout" svg:x1="26.3cm" svg:y1="53.3cm" svg:x2="21cm" svg:y2="46.1cm">
          <text:p/>
        </draw:line>
        <draw:frame draw:style-name="gr49" draw:text-style-name="P12" draw:layer="layout" svg:width="14.5cm" svg:height="4cm" svg:x="39.3cm" svg:y="51.5cm">
          <draw:text-box>
            <text:p><text:span text:style-name="T1">Vehicle History</text:span></text:p>
          </draw:text-box>
        </draw:frame>
        <draw:line draw:style-name="gr57" draw:text-style-name="P4" draw:layer="layout" svg:x1="13.9cm" svg:y1="48cm" svg:x2="23.3cm" svg:y2="61.6cm">
          <text:p/>
        </draw:line>
        <draw:line draw:style-name="gr51" draw:text-style-name="P4" draw:layer="layout" svg:x1="23.3cm" svg:y1="61.6cm" svg:x2="52.9cm" svg:y2="61.6cm">
          <text:p/>
        </draw:line>
        <draw:frame draw:style-name="gr49" draw:text-style-name="P12" draw:layer="layout" svg:width="14.5cm" svg:height="4cm" svg:x="23.4cm" svg:y="59.9cm">
          <draw:text-box>
            <text:p><text:span text:style-name="T1">Vehicle Condition</text:span></text:p>
          </draw:text-box>
        </draw:frame>
        <draw:line draw:style-name="gr35" draw:text-style-name="P4" draw:layer="layout" svg:x1="71.6cm" svg:y1="63.8cm" svg:x2="82.9cm" svg:y2="63.8cm">
          <text:p/>
        </draw:line>
        <draw:line draw:style-name="gr51" draw:text-style-name="P4" draw:layer="layout" svg:x1="82.9cm" svg:y1="63.8cm" svg:x2="88cm" svg:y2="58.4cm">
          <text:p/>
        </draw:line>
        <draw:frame draw:style-name="gr49" draw:text-style-name="P12" draw:layer="layout" svg:width="14.5cm" svg:height="4cm" svg:x="71.8cm" svg:y="62.2cm">
          <draw:text-box>
            <text:p><text:span text:style-name="T1">Vehicle Condition</text:span></text:p>
          </draw:text-box>
        </draw:frame>
        <draw:custom-shape draw:style-name="gr5" draw:text-style-name="P6" draw:layer="layout" svg:width="117.6cm" svg:height="4.3cm" svg:x="1cm" svg:y="1cm">
          <text:p text:style-name="P1"><text:span text:style-name="T3">Physical Level 1 Data Flow Diagram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4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2" draw:layer="layout" svg:width="17.753cm" svg:height="8.243cm" svg:x="3.147cm" svg:y="17.2cm">
          <text:p text:style-name="P1"/>
          <text:p text:style-name="P1"><text:span text:style-name="T1">Customer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2" draw:layer="layout" svg:width="1.5cm" svg:height="1.826cm" svg:x="11.2cm" svg:y="17.874cm">
          <draw:text-box>
            <text:p text:style-name="P1"><text:span text:style-name="T1">a</text:span></text:p>
          </draw:text-box>
        </draw:frame>
        <draw:custom-shape draw:style-name="gr58" draw:text-style-name="P3" draw:layer="layout" svg:width="63.6cm" svg:height="55.6cm" svg:x="29cm" svg:y="2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7cm" svg:height="3.3cm" svg:x="29cm" svg:y="21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57.9cm" svg:height="3.3cm" svg:x="34.7cm" svg:y="21.5cm">
          <text:p text:style-name="P1"><text:span text:style-name="T1">Booking Process</text:span></text:p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16.4cm" svg:height="11cm" svg:x="39cm" svg:y="25.9cm">
          <text:p text:style-name="P1"><text:span text:style-name="T1">Confirm</text:span></text:p>
          <text:p text:style-name="P1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5.7cm" svg:height="1.8cm" svg:x="39cm" svg:y="25.9cm">
          <text:p text:style-name="P1"><text:span text:style-name="T1">1.1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10.7cm" svg:height="1.8cm" svg:x="44.7cm" svg:y="25.9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2.3cm" svg:y1="25.5cm" svg:x2="16.8cm" svg:y2="32.3cm">
          <text:p/>
        </draw:line>
        <draw:line draw:style-name="gr38" draw:text-style-name="P4" draw:layer="layout" svg:x1="16.8cm" svg:y1="32.3cm" svg:x2="39cm" svg:y2="32.3cm">
          <text:p/>
        </draw:line>
        <draw:frame draw:style-name="gr49" draw:text-style-name="P12" draw:layer="layout" svg:width="13.1cm" svg:height="4cm" svg:x="18.2cm" svg:y="30.5cm">
          <draw:text-box>
            <text:p><text:span text:style-name="T1">Request Van</text:span></text:p>
          </draw:text-box>
        </draw:frame>
        <draw:custom-shape draw:style-name="gr61" draw:text-style-name="P3" draw:layer="layout" svg:width="16.4cm" svg:height="11cm" svg:x="43.8cm" svg:y="50.4cm">
          <text:p text:style-name="P1"><text:span text:style-name="T1">Write</text:span></text:p>
          <text:p text:style-name="P1"><text:span text:style-name="T1">Contract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5.7cm" svg:height="1.8cm" svg:x="43.8cm" svg:y="50.4cm">
          <text:p text:style-name="P1"><text:span text:style-name="T1">1.2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10.7cm" svg:height="1.8cm" svg:x="49.5cm" svg:y="50.4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49.6cm" svg:y1="36.8cm" svg:x2="44.3cm" svg:y2="44.7cm">
          <text:p/>
        </draw:line>
        <draw:frame draw:style-name="gr49" draw:text-style-name="P12" draw:layer="layout" svg:width="13.1cm" svg:height="4cm" svg:x="32.7cm" svg:y="42.6cm">
          <draw:text-box>
            <text:p><text:span text:style-name="T1">Check Availability</text:span></text:p>
          </draw:text-box>
        </draw:frame>
        <draw:custom-shape draw:style-name="gr64" draw:text-style-name="P3" draw:layer="layout" svg:width="2.9cm" svg:height="2.5cm" svg:x="8.1cm" svg:y="43.3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13.1cm" svg:height="2.5cm" svg:x="11cm" svg:y="43.3cm">
          <text:p text:style-name="P1"><text:span text:style-name="T1">Vehicle Info</text:span></text:p>
          <draw:enhanced-geometry svg:viewBox="0 0 21600 21600" draw:type="rectangle" draw:enhanced-path="M 0 0 L 21600 0 21600 21600 0 21600 0 0 Z N"/>
        </draw:custom-shape>
        <draw:line draw:style-name="gr38" draw:text-style-name="P4" draw:layer="layout" svg:x1="44.3cm" svg:y1="44.7cm" svg:x2="24.1cm" svg:y2="44.7cm">
          <text:p/>
        </draw:line>
        <draw:line draw:style-name="gr66" draw:text-style-name="P4" draw:layer="layout" svg:x1="48.3cm" svg:y1="61.4cm" svg:x2="50.9cm" svg:y2="65.4cm">
          <text:p/>
        </draw:line>
        <draw:line draw:style-name="gr38" draw:text-style-name="P4" draw:layer="layout" svg:x1="24cm" svg:y1="55.9cm" svg:x2="43.8cm" svg:y2="55.8cm">
          <text:p/>
        </draw:line>
        <draw:frame draw:style-name="gr49" draw:text-style-name="P12" draw:layer="layout" svg:width="13.2cm" svg:height="4cm" svg:x="29.4cm" svg:y="54.1cm">
          <draw:text-box>
            <text:p><text:span text:style-name="T1">Van Is Available</text:span></text:p>
          </draw:text-box>
        </draw:frame>
        <draw:line draw:style-name="gr35" draw:text-style-name="P4" draw:layer="layout" svg:x1="14.7cm" svg:y1="45.8cm" svg:x2="30.3cm" svg:y2="69.6cm">
          <text:p/>
        </draw:line>
        <draw:line draw:style-name="gr38" draw:text-style-name="P4" draw:layer="layout" svg:x1="30.3cm" svg:y1="69.6cm" svg:x2="67.8cm" svg:y2="69.6cm">
          <text:p/>
        </draw:line>
        <draw:frame draw:style-name="gr49" draw:text-style-name="P12" draw:layer="layout" svg:width="13.2cm" svg:height="4cm" svg:x="35.7cm" svg:y="67.8cm">
          <draw:text-box>
            <text:p><text:span text:style-name="T1">Van Is Not Available</text:span></text:p>
          </draw:text-box>
        </draw:frame>
        <draw:custom-shape draw:style-name="gr61" draw:text-style-name="P3" draw:layer="layout" svg:width="16.4cm" svg:height="11cm" svg:x="67.8cm" svg:y="64.3cm">
          <text:p text:style-name="P1"><text:span text:style-name="T1">Check</text:span></text:p>
          <text:p text:style-name="P1"><text:span text:style-name="T1">Other</text:span></text:p>
          <text:p text:style-name="P1"><text:span text:style-name="T1">Availabilities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5.7cm" svg:height="1.8cm" svg:x="67.8cm" svg:y="64.2cm">
          <text:p text:style-name="P1"><text:span text:style-name="T1">1.3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10.7cm" svg:height="1.8cm" svg:x="73.5cm" svg:y="64.2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50.9cm" svg:y1="65.4cm" svg:x2="67.8cm" svg:y2="65.4cm">
          <text:p/>
        </draw:line>
        <draw:line draw:style-name="gr35" draw:text-style-name="P4" draw:layer="layout" svg:x1="17.3cm" svg:y1="45.8cm" svg:x2="24cm" svg:y2="55.9cm">
          <text:p/>
        </draw:line>
        <draw:frame draw:style-name="gr49" draw:text-style-name="P12" draw:layer="layout" svg:width="13.2cm" svg:height="4cm" svg:x="53.7cm" svg:y="63.5cm">
          <draw:text-box>
            <text:p><text:span text:style-name="T1">Update Details</text:span></text:p>
          </draw:text-box>
        </draw:frame>
        <draw:line draw:style-name="gr57" draw:text-style-name="P4" draw:layer="layout" svg:x1="3.2cm" svg:y1="21.9cm" svg:x2="6.4cm" svg:y2="18.1cm">
          <text:p/>
        </draw:line>
        <draw:custom-shape draw:style-name="gr1" draw:text-style-name="P2" draw:layer="layout" svg:width="17.753cm" svg:height="8.243cm" svg:x="97cm" svg:y="26.1cm">
          <text:p text:style-name="P1"/>
          <text:p text:style-name="P1"><text:span text:style-name="T1">Customer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2" draw:layer="layout" svg:width="1.5cm" svg:height="1.826cm" svg:x="105.053cm" svg:y="26.774cm">
          <draw:text-box>
            <text:p text:style-name="P1"><text:span text:style-name="T1">a</text:span></text:p>
          </draw:text-box>
        </draw:frame>
        <draw:line draw:style-name="gr57" draw:text-style-name="P4" draw:layer="layout" svg:x1="97.053cm" svg:y1="30.8cm" svg:x2="100.253cm" svg:y2="27cm">
          <text:p/>
        </draw:line>
        <draw:line draw:style-name="gr35" draw:text-style-name="P4" draw:layer="layout" svg:x1="68.9cm" svg:y1="30cm" svg:x2="55.2cm" svg:y2="50.4cm">
          <text:p/>
        </draw:line>
        <draw:line draw:style-name="gr38" draw:text-style-name="P4" draw:layer="layout" svg:x1="68.9cm" svg:y1="30cm" svg:x2="97cm" svg:y2="30cm">
          <text:p/>
        </draw:line>
        <draw:frame draw:style-name="gr49" draw:text-style-name="P12" draw:layer="layout" svg:width="13.1cm" svg:height="4cm" svg:x="70.5cm" svg:y="27.8cm">
          <draw:text-box>
            <text:p><text:span text:style-name="T1">Send Contract</text:span></text:p>
          </draw:text-box>
        </draw:frame>
        <draw:custom-shape draw:style-name="gr61" draw:text-style-name="P3" draw:layer="layout" svg:width="16.4cm" svg:height="11cm" svg:x="67.1cm" svg:y="37.9cm">
          <text:p text:style-name="P1"><text:span text:style-name="T1"/></text:p>
          <text:p text:style-name="P1"><text:span text:style-name="T1">Confirm</text:span><text:span text:style-name="T1"><text:line-break/></text:span><text:span text:style-name="T1">Signature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5.7cm" svg:height="1.8cm" svg:x="67.1cm" svg:y="37.8cm">
          <text:p text:style-name="P1"><text:span text:style-name="T1">1.4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10.7cm" svg:height="1.8cm" svg:x="72.8cm" svg:y="37.8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12.9cm" svg:y1="33cm" svg:x2="107.6cm" svg:y2="40.9cm">
          <text:p/>
        </draw:line>
        <draw:line draw:style-name="gr38" draw:text-style-name="P4" draw:layer="layout" svg:x1="107.6cm" svg:y1="40.9cm" svg:x2="83.5cm" svg:y2="40.9cm">
          <text:p/>
        </draw:line>
        <draw:frame draw:style-name="gr49" draw:text-style-name="P12" draw:layer="layout" svg:width="15.6cm" svg:height="4cm" svg:x="92.6cm" svg:y="39cm">
          <draw:text-box>
            <text:p><text:span text:style-name="T1">Return Signed Contract</text:span></text:p>
          </draw:text-box>
        </draw:frame>
        <draw:custom-shape draw:style-name="gr64" draw:text-style-name="P3" draw:layer="layout" svg:width="2.9cm" svg:height="2.5cm" svg:x="100.3cm" svg:y="56.8cm">
          <text:p text:style-name="P1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13.1cm" svg:height="2.5cm" svg:x="103.2cm" svg:y="56.8cm">
          <text:p text:style-name="P1"><text:span text:style-name="T1">Contract Cabinet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73.4cm" svg:y1="48.9cm" svg:x2="79.4cm" svg:y2="58cm">
          <text:p/>
        </draw:line>
        <draw:line draw:style-name="gr38" draw:text-style-name="P4" draw:layer="layout" svg:x1="79.4cm" svg:y1="58cm" svg:x2="100.3cm" svg:y2="57.9cm">
          <text:p/>
        </draw:line>
        <draw:custom-shape draw:style-name="gr5" draw:text-style-name="P6" draw:layer="layout" svg:width="117.6cm" svg:height="4.3cm" svg:x="1cm" svg:y="1cm">
          <text:p text:style-name="P1"><text:span text:style-name="T3">Logical Level 2 Booking Process Data Flow Diagram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7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7" draw:text-style-name="P3" draw:layer="layout" svg:width="63.6cm" svg:height="56.4cm" svg:x="28.5cm" svg:y="1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5.7cm" svg:height="3.3cm" svg:x="28.5cm" svg:y="19.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57.9cm" svg:height="3.3cm" svg:x="34.2cm" svg:y="19.8cm">
          <text:p text:style-name="P1"><text:span text:style-name="T1">Van 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753cm" svg:height="8.243cm" svg:x="97.8cm" svg:y="36.057cm">
          <text:p text:style-name="P1"/>
          <text:p text:style-name="P1"><text:span text:style-name="T1">Customer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2" draw:layer="layout" svg:width="1.5cm" svg:height="1.826cm" svg:x="106cm" svg:y="36.657cm">
          <draw:text-box>
            <text:p text:style-name="P1"><text:span text:style-name="T1">a</text:span></text:p>
          </draw:text-box>
        </draw:frame>
        <draw:custom-shape draw:style-name="gr61" draw:text-style-name="P3" draw:layer="layout" svg:width="16.4cm" svg:height="11cm" svg:x="35cm" svg:y="27cm">
          <text:p text:style-name="P1"><text:span text:style-name="T1">Confirm</text:span></text:p>
          <text:p text:style-name="P1"><text:span text:style-name="T1">Details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5.7cm" svg:height="1.8cm" svg:x="35cm" svg:y="27cm">
          <text:p text:style-name="P1"><text:span text:style-name="T1">2.1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10.7cm" svg:height="1.8cm" svg:x="40.7cm" svg:y="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2.9cm" svg:height="2.5cm" svg:x="4.7cm" svg:y="25.1cm">
          <text:p text:style-name="P1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13.1cm" svg:height="2.5cm" svg:x="7.6cm" svg:y="25.1cm">
          <text:p text:style-name="P1"><text:span text:style-name="T1">Contract Cabinet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7.7cm" svg:y1="46cm" svg:x2="12.2cm" svg:y2="52.8cm">
          <text:p/>
        </draw:line>
        <draw:line draw:style-name="gr38" draw:text-style-name="P4" draw:layer="layout" svg:x1="12.8cm" svg:y1="34.4cm" svg:x2="35cm" svg:y2="34.4cm">
          <text:p/>
        </draw:line>
        <draw:frame draw:style-name="gr49" draw:text-style-name="P12" draw:layer="layout" svg:width="13.1cm" svg:height="4cm" svg:x="14cm" svg:y="32.5cm">
          <draw:text-box>
            <text:p><text:span text:style-name="T1">Check Contract</text:span></text:p>
          </draw:text-box>
        </draw:frame>
        <draw:custom-shape draw:style-name="gr64" draw:text-style-name="P3" draw:layer="layout" svg:width="2.9cm" svg:height="2.5cm" svg:x="4.9cm" svg:y="43.5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13.1cm" svg:height="2.5cm" svg:x="7.8cm" svg:y="43.5cm">
          <text:p text:style-name="P1"><text:span text:style-name="T1">Vehicle Info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45.7cm" svg:y1="38cm" svg:x2="41.2cm" svg:y2="44.8cm">
          <text:p/>
        </draw:line>
        <draw:line draw:style-name="gr38" draw:text-style-name="P4" draw:layer="layout" svg:x1="41.2cm" svg:y1="44.8cm" svg:x2="20.9cm" svg:y2="44.8cm">
          <text:p/>
        </draw:line>
        <draw:frame draw:style-name="gr49" draw:text-style-name="P12" draw:layer="layout" svg:width="13.1cm" svg:height="4cm" svg:x="29cm" svg:y="42.8cm">
          <draw:text-box>
            <text:p><text:span text:style-name="T1">Confirm Availability</text:span></text:p>
          </draw:text-box>
        </draw:frame>
        <draw:custom-shape draw:style-name="gr61" draw:text-style-name="P3" draw:layer="layout" svg:width="16.4cm" svg:height="11cm" svg:x="46.2cm" svg:y="47cm">
          <text:p text:style-name="P1"><text:span text:style-name="T1">Prepare</text:span></text:p>
          <text:p text:style-name="P1"><text:span text:style-name="T1">Van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5.7cm" svg:height="1.8cm" svg:x="46.2cm" svg:y="47cm">
          <text:p text:style-name="P1"><text:span text:style-name="T1">2.2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10.7cm" svg:height="1.8cm" svg:x="51.9cm" svg:y="47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8.287cm" svg:y1="27.682cm" svg:x2="12.787cm" svg:y2="34.482cm">
          <text:p/>
        </draw:line>
        <draw:line draw:style-name="gr38" draw:text-style-name="P4" draw:layer="layout" svg:x1="12.2cm" svg:y1="52.8cm" svg:x2="46.2cm" svg:y2="52.8cm">
          <text:p/>
        </draw:line>
        <draw:frame draw:style-name="gr49" draw:text-style-name="P12" draw:layer="layout" svg:width="13.1cm" svg:height="4cm" svg:x="14.6cm" svg:y="50.7cm">
          <draw:text-box>
            <text:p><text:span text:style-name="T1">Van Is Available</text:span></text:p>
          </draw:text-box>
        </draw:frame>
        <draw:line draw:style-name="gr35" draw:text-style-name="P4" draw:layer="layout" svg:x1="65cm" svg:y1="40.2cm" svg:x2="60.5cm" svg:y2="47cm">
          <text:p/>
        </draw:line>
        <draw:line draw:style-name="gr38" draw:text-style-name="P4" draw:layer="layout" svg:x1="65cm" svg:y1="40.2cm" svg:x2="97.8cm" svg:y2="40.2cm">
          <text:p/>
        </draw:line>
        <draw:frame draw:style-name="gr49" draw:text-style-name="P12" draw:layer="layout" svg:width="22.2cm" svg:height="4cm" svg:x="67cm" svg:y="38.4cm">
          <draw:text-box>
            <text:p><text:span text:style-name="T1">Van Ready For Collection</text:span></text:p>
          </draw:text-box>
        </draw:frame>
        <draw:custom-shape draw:style-name="gr61" draw:text-style-name="P3" draw:layer="layout" svg:width="16.4cm" svg:height="11cm" svg:x="68.8cm" svg:y="47.1cm">
          <text:p text:style-name="P1"><text:span text:style-name="T1">Collection</text:span></text:p>
          <text:p text:style-name="P1"><text:span text:style-name="T1">Confirmed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5.7cm" svg:height="1.8cm" svg:x="68.8cm" svg:y="47.1cm">
          <text:p text:style-name="P1"><text:span text:style-name="T1">2.3</text:span></text:p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10.7cm" svg:height="1.8cm" svg:x="74.5cm" svg:y="47.1cm">
          <text:p/>
          <draw:enhanced-geometry svg:viewBox="0 0 21600 21600" draw:type="rectangle" draw:enhanced-path="M 0 0 L 21600 0 21600 21600 0 21600 0 0 Z N"/>
        </draw:custom-shape>
        <draw:line draw:style-name="gr68" draw:text-style-name="P4" draw:layer="layout" svg:x1="108.3cm" svg:y1="44.3cm" svg:x2="103cm" svg:y2="52.3cm">
          <text:p/>
        </draw:line>
        <draw:line draw:style-name="gr38" draw:text-style-name="P4" draw:layer="layout" svg:x1="103cm" svg:y1="52.3cm" svg:x2="85.2cm" svg:y2="52.3cm">
          <text:p/>
        </draw:line>
        <draw:frame draw:style-name="gr69" draw:text-style-name="P12" draw:layer="layout" svg:width="13.1cm" svg:height="4.7cm" svg:x="93.2cm" svg:y="50.2cm">
          <draw:text-box>
            <text:p><text:span text:style-name="T1">Van Collected</text:span></text:p>
          </draw:text-box>
        </draw:frame>
        <draw:line draw:style-name="gr35" draw:text-style-name="P4" draw:layer="layout" svg:x1="69.8cm" svg:y1="58.1cm" svg:x2="74.3cm" svg:y2="64.9cm">
          <text:p/>
        </draw:line>
        <draw:custom-shape draw:style-name="gr64" draw:text-style-name="P3" draw:layer="layout" svg:width="2.9cm" svg:height="2.5cm" svg:x="96.7cm" svg:y="63.5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13.1cm" svg:height="2.5cm" svg:x="99.6cm" svg:y="63.5cm">
          <text:p text:style-name="P1"><text:span text:style-name="T1">Vehicle Info</text:span>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5.2cm" svg:y1="43.5cm" svg:x2="5.2cm" svg:y2="46cm">
          <text:p/>
        </draw:line>
        <draw:line draw:style-name="gr47" draw:text-style-name="P4" draw:layer="layout" svg:x1="97cm" svg:y1="63.5cm" svg:x2="97cm" svg:y2="66cm">
          <text:p/>
        </draw:line>
        <draw:line draw:style-name="gr38" draw:text-style-name="P4" draw:layer="layout" svg:x1="74.3cm" svg:y1="64.9cm" svg:x2="96.7cm" svg:y2="64.9cm">
          <text:p/>
        </draw:line>
        <draw:frame draw:style-name="gr49" draw:text-style-name="P12" draw:layer="layout" svg:width="14.1cm" svg:height="4cm" svg:x="75.5cm" svg:y="62.8cm">
          <draw:text-box>
            <text:p><text:span text:style-name="T1">Information Updated</text:span></text:p>
          </draw:text-box>
        </draw:frame>
        <draw:custom-shape draw:style-name="gr5" draw:text-style-name="P6" draw:layer="layout" svg:width="117.6cm" svg:height="4.3cm" svg:x="1cm" svg:y="1cm">
          <text:p text:style-name="P1"><text:span text:style-name="T3">Logical Level 2 Van Collection Data Flow Diagram</text:span><text:span text:style-name="T4">: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1cm" svg:height="4.3cm" svg:x="1cm" svg:y="1cm">
          <text:p text:style-name="P7"><text:span text:style-name="T5">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nux Biolinum" svg:font-family="'Linux Biolinum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stroke-dash draw:name="Dashed_20__28_var_29_" draw:display-name="Dashed (var)" draw:style="rect" draw:dots1="1" draw:dots1-length="0.6cm" draw:distance="0.19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IE" style:font-name-asian="Linux Biolinum" style:font-size-asian="24pt" style:language-asian="zh" style:country-asian="CN" style:font-name-complex="Linux Biolin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Linux Biolinum" style:font-family-asian="'Linux Biolinum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9.6cm" fo:page-height="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20:06:17.723391941</meta:creation-date>
    <dc:date>2018-12-02T17:26:57.801000000</dc:date>
    <meta:editing-duration>PT1H59M41S</meta:editing-duration>
    <meta:editing-cycles>19</meta:editing-cycles>
    <meta:generator>LibreOffice/6.1.3.2$Windows_X86_64 LibreOffice_project/86daf60bf00efa86ad547e59e09d6bb77c699acb</meta:generator>
    <meta:document-statistic meta:object-count="279"/>
  </office:meta>
</office:document-meta>
</file>